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ResumenGeneral.css */</text:p>
      <text:p text:style-name="P2"/>
      <text:p text:style-name="P3"><text:span text:style-name="T1">.resumen-general-container</text:span> {</text:p>
      <text:p text:style-name="P4">  <text:span text:style-name="T2">padding</text:span><text:span text:style-name="T3">: </text:span><text:span text:style-name="T4">2rem</text:span><text:span text:style-name="T3">;</text:span></text:p>
      <text:p text:style-name="P4">  <text:span text:style-name="T2">max-width</text:span><text:span text:style-name="T3">: </text:span><text:span text:style-name="T4">1200px</text:span><text:span text:style-name="T3">;</text:span></text:p>
      <text:p text:style-name="P4">  <text:span text:style-name="T2">margin</text:span><text:span text:style-name="T3">: </text:span><text:span text:style-name="T4">0</text:span><text:span text:style-name="T3"> </text:span><text:span text:style-name="T5">auto</text:span><text:span text:style-name="T3">;</text:span></text:p>
      <text:p text:style-name="P3">}</text:p>
      <text:p text:style-name="P2"/>
      <text:p text:style-name="P3"><text:span text:style-name="T1">.resumen-general-title</text:span> {</text:p>
      <text:p text:style-name="P4">  <text:span text:style-name="T2">font-size</text:span><text:span text:style-name="T3">: </text:span><text:span text:style-name="T4">2rem</text:span><text:span text:style-name="T3">;</text:span></text:p>
      <text:p text:style-name="P4">  <text:span text:style-name="T2">font-weight</text:span><text:span text:style-name="T3">: </text:span><text:span text:style-name="T5">bold</text:span><text:span text:style-name="T3">;</text:span></text:p>
      <text:p text:style-name="P4">  <text:span text:style-name="T2">margin-bottom</text:span><text:span text:style-name="T3">: </text:span><text:span text:style-name="T4">2rem</text:span><text:span text:style-name="T3">;</text:span></text:p>
      <text:p text:style-name="P4">  <text:span text:style-name="T2">margin-top</text:span><text:span text:style-name="T3">: </text:span><text:span text:style-name="T4">1rem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3">}</text:p>
      <text:p text:style-name="P2"/>
      <text:p text:style-name="P3"><text:span text:style-name="T1">.chart-section</text:span> {</text:p>
      <text:p text:style-name="P4">  <text:span text:style-name="T2">margin-bottom</text:span><text:span text:style-name="T3">: </text:span><text:span text:style-name="T4">3rem</text:span><text:span text:style-name="T3">;</text:span></text:p>
      <text:p text:style-name="P3">}</text:p>
      <text:p text:style-name="P2"/>
      <text:p text:style-name="P3"><text:span text:style-name="T1">.chart-title</text:span> {</text:p>
      <text:p text:style-name="P4">  <text:span text:style-name="T2">font-size</text:span><text:span text:style-name="T3">: </text:span><text:span text:style-name="T4">1.2rem</text:span><text:span text:style-name="T3">;</text:span></text:p>
      <text:p text:style-name="P4">  <text:span text:style-name="T2">font-weight</text:span><text:span text:style-name="T3">: </text:span><text:span text:style-name="T4">600</text:span><text:span text:style-name="T3">;</text:span></text:p>
      <text:p text:style-name="P4">  <text:span text:style-name="T2">margin-bottom</text:span><text:span text:style-name="T3">: </text:span><text:span text:style-name="T4">1rem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3">}</text:p>
      <text:p text:style-name="P2"/>
      <text:p text:style-name="P3"><text:span text:style-name="T1">.chart-wrapper</text:span> {</text:p>
      <text:p text:style-name="P4">  <text:span text:style-name="T2">width</text:span><text:span text:style-name="T3">: </text:span><text:span text:style-name="T4">100%</text:span><text:span text:style-name="T3">;</text:span></text:p>
      <text:p text:style-name="P4">  <text:span text:style-name="T2">height</text:span><text:span text:style-name="T3">: </text:span><text:span text:style-name="T4">250px</text:span><text:span text:style-name="T3">;</text:span></text:p>
      <text:p text:style-name="P4">  <text:span text:style-name="T2">background-color</text:span><text:span text:style-name="T3">: </text:span><text:span text:style-name="T5">#fafafa</text:span><text:span text:style-name="T3">;</text:span></text:p>
      <text:p text:style-name="P4">  <text:span text:style-name="T2">padding</text:span><text:span text:style-name="T3">: </text:span><text:span text:style-name="T4">1rem</text:span><text:span text:style-name="T3">;</text:span></text:p>
      <text:p text:style-name="P4">  <text:span text:style-name="T2">border-radius</text:span><text:span text:style-name="T3">: </text:span><text:span text:style-name="T4">8px</text:span><text:span text:style-name="T3">;</text:span></text:p>
      <text:p text:style-name="P4">  <text:span text:style-name="T2">box-shadow</text:span><text:span text:style-name="T3">: </text:span><text:span text:style-name="T4">0</text:span><text:span text:style-name="T3"> </text:span><text:span text:style-name="T4">2px</text:span><text:span text:style-name="T3"> </text:span><text:span text:style-name="T4">6px</text:span><text:span text:style-name="T3"> </text:span><text:span text:style-name="T6">rgba</text:span><text:span text:style-name="T3">(</text:span><text:span text:style-name="T4">0</text:span><text:span text:style-name="T3">,</text:span><text:span text:style-name="T4">0</text:span><text:span text:style-name="T3">,</text:span><text:span text:style-name="T4">0</text:span><text:span text:style-name="T3">,</text:span><text:span text:style-name="T4">0.05</text:span><text:span text:style-name="T3">);</text:span></text:p>
      <text:p text:style-name="P3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5:55:03.656095800</meta:creation-date>
    <dc:date>2025-08-08T15:55:08.418207800</dc:date>
    <meta:editing-duration>PT5S</meta:editing-duration>
    <meta:editing-cycles>1</meta:editing-cycles>
    <meta:document-statistic meta:table-count="0" meta:image-count="0" meta:object-count="0" meta:page-count="1" meta:paragraph-count="30" meta:word-count="60" meta:character-count="520" meta:non-whitespace-character-count="452"/>
    <meta:generator>LibreOffice/25.2.4.3$Windows_X86_64 LibreOffice_project/33e196637044ead23f5c3226cde09b47731f7e27</meta:generator>
  </office:meta>
</office:document-meta>
</file>